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d0607" officeooo:paragraph-rsid="001d0607"/>
    </style:style>
    <style:style style:name="P2" style:family="paragraph" style:parent-style-name="Standard">
      <style:text-properties officeooo:rsid="001d0607" officeooo:paragraph-rsid="001e9eed"/>
    </style:style>
    <style:style style:name="P3" style:family="paragraph" style:parent-style-name="Standard">
      <style:text-properties officeooo:rsid="001d0607" officeooo:paragraph-rsid="001f6a5d"/>
    </style:style>
    <style:style style:name="P4" style:family="paragraph" style:parent-style-name="Standard">
      <style:text-properties officeooo:rsid="001d0607" officeooo:paragraph-rsid="001fb37a"/>
    </style:style>
    <style:style style:name="P5" style:family="paragraph" style:parent-style-name="Standard">
      <style:text-properties officeooo:rsid="001d0607" officeooo:paragraph-rsid="00396b90"/>
    </style:style>
    <style:style style:name="P6" style:family="paragraph" style:parent-style-name="Standard">
      <style:text-properties officeooo:rsid="001d0607" officeooo:paragraph-rsid="003b500f"/>
    </style:style>
    <style:style style:name="P7" style:family="paragraph" style:parent-style-name="Standard">
      <style:text-properties officeooo:rsid="001d0607" officeooo:paragraph-rsid="003c9e3d"/>
    </style:style>
    <style:style style:name="P8" style:family="paragraph" style:parent-style-name="Standard">
      <style:text-properties officeooo:rsid="001f6a5d" officeooo:paragraph-rsid="001f6a5d"/>
    </style:style>
    <style:style style:name="P9" style:family="paragraph" style:parent-style-name="Standard">
      <style:text-properties officeooo:rsid="001f6a5d" officeooo:paragraph-rsid="001fb37a"/>
    </style:style>
    <style:style style:name="P10" style:family="paragraph" style:parent-style-name="Standard">
      <style:text-properties officeooo:rsid="001f6a5d" officeooo:paragraph-rsid="003c9e3d"/>
    </style:style>
    <style:style style:name="P11" style:family="paragraph" style:parent-style-name="Standard">
      <style:text-properties officeooo:rsid="001fb37a" officeooo:paragraph-rsid="001fb37a"/>
    </style:style>
    <style:style style:name="P12" style:family="paragraph" style:parent-style-name="Standard">
      <style:text-properties officeooo:rsid="00208e7e" officeooo:paragraph-rsid="00208e7e"/>
    </style:style>
    <style:style style:name="P13" style:family="paragraph" style:parent-style-name="Standard">
      <style:text-properties officeooo:rsid="00208e7e" officeooo:paragraph-rsid="00217b31"/>
    </style:style>
    <style:style style:name="P14" style:family="paragraph" style:parent-style-name="Standard">
      <style:text-properties officeooo:rsid="00208e7e" officeooo:paragraph-rsid="00232ece"/>
    </style:style>
    <style:style style:name="P15" style:family="paragraph" style:parent-style-name="Standard">
      <style:text-properties officeooo:rsid="00208e7e" officeooo:paragraph-rsid="0024c1f2"/>
    </style:style>
    <style:style style:name="P16" style:family="paragraph" style:parent-style-name="Standard">
      <style:text-properties officeooo:rsid="00208e7e" officeooo:paragraph-rsid="0025f07c"/>
    </style:style>
    <style:style style:name="P17" style:family="paragraph" style:parent-style-name="Standard">
      <style:text-properties officeooo:rsid="0020f40f" officeooo:paragraph-rsid="0020f40f"/>
    </style:style>
    <style:style style:name="P18" style:family="paragraph" style:parent-style-name="Standard">
      <style:text-properties officeooo:rsid="0024c1f2" officeooo:paragraph-rsid="0024c1f2"/>
    </style:style>
    <style:style style:name="P19" style:family="paragraph" style:parent-style-name="Standard">
      <style:text-properties officeooo:rsid="0025f07c" officeooo:paragraph-rsid="0025f07c"/>
    </style:style>
    <style:style style:name="P20" style:family="paragraph" style:parent-style-name="Standard">
      <style:text-properties officeooo:rsid="0025f07c" officeooo:paragraph-rsid="002a35a5"/>
    </style:style>
    <style:style style:name="P21" style:family="paragraph" style:parent-style-name="Standard">
      <style:text-properties officeooo:rsid="0027bd8e" officeooo:paragraph-rsid="0027bd8e"/>
    </style:style>
    <style:style style:name="P22" style:family="paragraph" style:parent-style-name="Standard">
      <style:text-properties officeooo:rsid="002810e9" officeooo:paragraph-rsid="002810e9"/>
    </style:style>
    <style:style style:name="P23" style:family="paragraph" style:parent-style-name="Standard">
      <style:text-properties officeooo:rsid="00283533" officeooo:paragraph-rsid="00283533"/>
    </style:style>
    <style:style style:name="P24" style:family="paragraph" style:parent-style-name="Standard">
      <style:text-properties officeooo:rsid="002a35a5" officeooo:paragraph-rsid="002a35a5"/>
    </style:style>
    <style:style style:name="P25" style:family="paragraph" style:parent-style-name="Standard">
      <style:text-properties officeooo:rsid="002b519e" officeooo:paragraph-rsid="002b519e"/>
    </style:style>
    <style:style style:name="P26" style:family="paragraph" style:parent-style-name="Standard">
      <style:text-properties officeooo:rsid="002c65e1" officeooo:paragraph-rsid="002c65e1"/>
    </style:style>
    <style:style style:name="P27" style:family="paragraph" style:parent-style-name="Standard">
      <style:text-properties officeooo:rsid="002e2042" officeooo:paragraph-rsid="002e2042"/>
    </style:style>
    <style:style style:name="P28" style:family="paragraph" style:parent-style-name="Standard">
      <style:text-properties officeooo:rsid="002e2042" officeooo:paragraph-rsid="002f6f1e"/>
    </style:style>
    <style:style style:name="P29" style:family="paragraph" style:parent-style-name="Standard">
      <style:text-properties officeooo:rsid="00356726" officeooo:paragraph-rsid="00356726"/>
    </style:style>
    <style:style style:name="P30" style:family="paragraph" style:parent-style-name="Standard">
      <style:text-properties officeooo:rsid="00396b90" officeooo:paragraph-rsid="00396b90"/>
    </style:style>
    <style:style style:name="P31" style:family="paragraph" style:parent-style-name="Standard">
      <style:paragraph-properties fo:text-align="center" style:justify-single-word="false"/>
      <style:text-properties fo:font-size="16pt" fo:font-weight="bold" officeooo:rsid="001d0607" officeooo:paragraph-rsid="00396b90" style:font-size-asian="16pt" style:font-weight-asian="bold" style:font-size-complex="16pt" style:font-weight-complex="bold"/>
    </style:style>
    <style:style style:name="P32" style:family="paragraph" style:parent-style-name="Standard">
      <style:paragraph-properties fo:text-align="center" style:justify-single-word="false"/>
      <style:text-properties fo:font-size="16pt" fo:font-weight="bold" officeooo:rsid="00396b90" officeooo:paragraph-rsid="00396b90" style:font-size-asian="16pt" style:font-weight-asian="bold" style:font-size-complex="16pt" style:font-weight-complex="bold"/>
    </style:style>
    <style:style style:name="P33" style:family="paragraph" style:parent-style-name="Standard">
      <style:paragraph-properties fo:text-align="center" style:justify-single-word="false"/>
      <style:text-properties fo:font-size="16pt" fo:font-weight="bold" officeooo:rsid="00396b90" officeooo:paragraph-rsid="003b500f" style:font-size-asian="16pt" style:font-weight-asian="bold" style:font-size-complex="16pt" style:font-weight-complex="bold"/>
    </style:style>
    <style:style style:name="P34" style:family="paragraph" style:parent-style-name="Standard">
      <style:text-properties fo:font-size="14pt" fo:font-style="italic" officeooo:rsid="00396b90" officeooo:paragraph-rsid="00396b90" style:font-size-asian="14pt" style:font-style-asian="italic" style:font-size-complex="14pt" style:font-style-complex="italic"/>
    </style:style>
    <style:style style:name="P35" style:family="paragraph" style:parent-style-name="Standard">
      <style:text-properties fo:font-size="14pt" fo:font-style="italic" fo:font-weight="normal" officeooo:rsid="003c9e3d" officeooo:paragraph-rsid="003c9e3d" style:font-size-asian="14pt" style:font-style-asian="italic" style:font-weight-asian="normal" style:font-size-complex="14pt" style:font-style-complex="italic" style:font-weight-complex="normal"/>
    </style:style>
    <style:style style:name="P36" style:family="paragraph" style:parent-style-name="Standard">
      <style:text-properties fo:font-style="italic" officeooo:rsid="001d0607" officeooo:paragraph-rsid="001f6a5d" style:font-style-asian="italic" style:font-style-complex="italic"/>
    </style:style>
    <style:style style:name="P37" style:family="paragraph" style:parent-style-name="Standard">
      <style:text-properties fo:font-style="italic" officeooo:rsid="001d0607" officeooo:paragraph-rsid="001d0607" style:font-style-asian="italic" style:font-style-complex="italic"/>
    </style:style>
    <style:style style:name="P38" style:family="paragraph" style:parent-style-name="Standard">
      <style:text-properties fo:font-style="italic" officeooo:rsid="001d0607" officeooo:paragraph-rsid="00208e7e" style:font-style-asian="italic" style:font-style-complex="italic"/>
    </style:style>
    <style:style style:name="P39" style:family="paragraph" style:parent-style-name="Standard">
      <style:text-properties fo:font-style="italic" officeooo:rsid="00208e7e" officeooo:paragraph-rsid="00208e7e" style:font-style-asian="italic" style:font-style-complex="italic"/>
    </style:style>
    <style:style style:name="P40" style:family="paragraph" style:parent-style-name="Standard">
      <style:text-properties fo:font-style="italic" officeooo:rsid="0025f07c" officeooo:paragraph-rsid="0025f07c" style:font-style-asian="italic" style:font-style-complex="italic"/>
    </style:style>
    <style:style style:name="P41" style:family="paragraph" style:parent-style-name="Standard">
      <style:text-properties fo:font-style="italic" officeooo:rsid="002a35a5" officeooo:paragraph-rsid="002a35a5" style:font-style-asian="italic" style:font-style-complex="italic"/>
    </style:style>
    <style:style style:name="P42" style:family="paragraph" style:parent-style-name="Standard">
      <style:text-properties fo:font-style="italic" officeooo:rsid="0027bd8e" officeooo:paragraph-rsid="0027bd8e" style:font-style-asian="italic" style:font-style-complex="italic"/>
    </style:style>
    <style:style style:name="P43" style:family="paragraph" style:parent-style-name="Standard">
      <style:text-properties fo:font-style="italic" officeooo:rsid="0024c1f2" officeooo:paragraph-rsid="0024c1f2" style:font-style-asian="italic" style:font-style-complex="italic"/>
    </style:style>
    <style:style style:name="P44" style:family="paragraph" style:parent-style-name="Standard">
      <style:text-properties fo:font-style="italic" officeooo:rsid="002c65e1" officeooo:paragraph-rsid="002c65e1" style:font-style-asian="italic" style:font-style-complex="italic"/>
    </style:style>
    <style:style style:name="P45" style:family="paragraph" style:parent-style-name="Standard">
      <style:text-properties fo:font-style="italic" officeooo:rsid="001f6a5d" officeooo:paragraph-rsid="001f6a5d" style:font-style-asian="italic" style:font-style-complex="italic"/>
    </style:style>
    <style:style style:name="P46" style:family="paragraph" style:parent-style-name="Standard">
      <style:text-properties fo:font-style="italic" officeooo:rsid="00356726" officeooo:paragraph-rsid="00356726" style:font-style-asian="italic" style:font-style-complex="italic"/>
    </style:style>
    <style:style style:name="P47" style:family="paragraph" style:parent-style-name="Standard">
      <style:text-properties fo:font-style="italic" officeooo:rsid="001fb37a" officeooo:paragraph-rsid="001fb37a" style:font-style-asian="italic" style:font-style-complex="italic"/>
    </style:style>
    <style:style style:name="P48" style:family="paragraph" style:parent-style-name="Standard">
      <style:text-properties fo:font-style="normal" officeooo:rsid="002c65e1" officeooo:paragraph-rsid="002c65e1" style:font-style-asian="normal" style:font-style-complex="normal"/>
    </style:style>
    <style:style style:name="P49" style:family="paragraph" style:parent-style-name="Standard">
      <style:text-properties officeooo:rsid="003ccc02" officeooo:paragraph-rsid="003ccc02"/>
    </style:style>
    <style:style style:name="P50" style:family="paragraph" style:parent-style-name="Standard">
      <style:paragraph-properties fo:text-align="center" style:justify-single-word="false"/>
      <style:text-properties fo:font-size="16pt" fo:font-weight="bold" officeooo:rsid="00396b90" officeooo:paragraph-rsid="00396b90" style:font-size-asian="16pt" style:font-weight-asian="bold" style:font-size-complex="16pt" style:font-weight-complex="bold"/>
    </style:style>
    <style:style style:name="P51" style:family="paragraph" style:parent-style-name="Standard">
      <style:text-properties officeooo:rsid="003c9e3d" officeooo:paragraph-rsid="003c9e3d"/>
    </style:style>
    <style:style style:name="P52" style:family="paragraph" style:parent-style-name="Standard">
      <style:text-properties fo:font-style="italic" officeooo:rsid="003ccc02" officeooo:paragraph-rsid="003ccc02" style:font-style-asian="italic" style:font-style-complex="italic"/>
    </style:style>
    <style:style style:name="P53" style:family="paragraph" style:parent-style-name="Standard">
      <style:text-properties fo:font-style="normal" officeooo:rsid="003e3e90" officeooo:paragraph-rsid="003e3e90" style:font-style-asian="normal" style:font-style-complex="normal"/>
    </style:style>
    <style:style style:name="P54" style:family="paragraph" style:parent-style-name="Standard">
      <style:text-properties officeooo:rsid="001d0607" officeooo:paragraph-rsid="001f6a5d"/>
    </style:style>
    <style:style style:name="P55" style:family="paragraph" style:parent-style-name="Standard">
      <style:text-properties officeooo:rsid="003e3e90" officeooo:paragraph-rsid="003e3e90"/>
    </style:style>
    <style:style style:name="P56" style:family="paragraph" style:parent-style-name="Standard">
      <style:text-properties officeooo:rsid="003e3e90" officeooo:paragraph-rsid="004022f3"/>
    </style:style>
    <style:style style:name="P57" style:family="paragraph" style:parent-style-name="Standard">
      <style:text-properties officeooo:rsid="0020f40f" officeooo:paragraph-rsid="0020f40f"/>
    </style:style>
    <style:style style:name="P58" style:family="paragraph" style:parent-style-name="Standard">
      <style:text-properties officeooo:rsid="001f6a5d" officeooo:paragraph-rsid="001f6a5d"/>
    </style:style>
    <style:style style:name="T1" style:family="text">
      <style:text-properties officeooo:rsid="001e9eed"/>
    </style:style>
    <style:style style:name="T2" style:family="text">
      <style:text-properties officeooo:rsid="001f6a5d"/>
    </style:style>
    <style:style style:name="T3" style:family="text">
      <style:text-properties officeooo:rsid="001fb37a"/>
    </style:style>
    <style:style style:name="T4" style:family="text">
      <style:text-properties officeooo:rsid="00208e7e"/>
    </style:style>
    <style:style style:name="T5" style:family="text">
      <style:text-properties officeooo:rsid="0020f40f"/>
    </style:style>
    <style:style style:name="T6" style:family="text">
      <style:text-properties officeooo:rsid="00217b31"/>
    </style:style>
    <style:style style:name="T7" style:family="text">
      <style:text-properties officeooo:rsid="0025f07c"/>
    </style:style>
    <style:style style:name="T8" style:family="text">
      <style:text-properties officeooo:rsid="0027bd8e"/>
    </style:style>
    <style:style style:name="T9" style:family="text">
      <style:text-properties officeooo:rsid="002810e9"/>
    </style:style>
    <style:style style:name="T10" style:family="text">
      <style:text-properties officeooo:rsid="00283533"/>
    </style:style>
    <style:style style:name="T11" style:family="text">
      <style:text-properties officeooo:rsid="002a35a5"/>
    </style:style>
    <style:style style:name="T12" style:family="text">
      <style:text-properties officeooo:rsid="002f6f1e"/>
    </style:style>
    <style:style style:name="T13" style:family="text">
      <style:text-properties officeooo:rsid="00396b90"/>
    </style:style>
    <style:style style:name="T14" style:family="text">
      <style:text-properties officeooo:rsid="003b500f"/>
    </style:style>
    <style:style style:name="T15" style:family="text">
      <style:text-properties officeooo:rsid="003c9e3d"/>
    </style:style>
    <style:style style:name="T16" style:family="text">
      <style:text-properties officeooo:rsid="003e3e90"/>
    </style:style>
    <style:style style:name="T17" style:family="text">
      <style:text-properties officeooo:rsid="003ea535"/>
    </style:style>
    <style:style style:name="T18" style:family="text">
      <style:text-properties officeooo:rsid="004022f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31"/>
      <text:p text:style-name="P31"/>
      <text:p text:style-name="P31"/>
      <text:p text:style-name="P31"/>
      <text:p text:style-name="P31"/>
      <text:p text:style-name="P31"/>
      <text:p text:style-name="P32">Этап 2.</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2">Поступление заявлений на проверку из личного кабинета заказчика в отдел приема.</text:p>
      <text:p text:style-name="P32">Автоматизация рабочего места сотрудника отдела приема.</text:p>
      <text:p text:style-name="P33">Внутренний документооборот орагнизации: передача входящих документов на рассмотрение, передача исходящих документов на <text:span text:style-name="T14">согласование</text:span>.</text:p>
      <text:p text:style-name="P33"><text:span text:style-name="T14">Р</text:span>егистраци<text:span text:style-name="T14">я исходящих документов</text:span>.</text:p>
      <text:p text:style-name="P32">Формирование контрактов из иходящих заявлений. Возврат заявлений на доработку.</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34"><text:span text:style-name="T14">1. </text:span>Описание процесса.</text:p>
      <text:p text:style-name="P30"><text:tab/>После того, как заказчик отправил заявление из личного кабинета, в учетной системе формируются следующие документы:</text:p>
      <text:p text:style-name="P30"/>
      <text:p text:style-name="P30"><text:tab/>- «Входящий документ» с присвоенным регистрационнын номером, с датой равной <text:tab/>дате исходящего документа заказчика;</text:p>
      <text:p text:style-name="P30"><text:tab/></text:p>
      <text:p text:style-name="P30"><text:tab/>- документ «Рассмотрение», объектом рассмотрения которого является <text:tab/>вышеописанный входящий документ. Дата начала рассмотрения будет равна текущему <text:tab/>времени при условии, что завяление подано в рабочие часы (см. справочники «График <text:tab/>работы» и «Праздники»). При подаче заявления в нерабочее время, датой начала <text:tab/>рассмотерния будет дата первого рабочего дня согласно графику. Окончания <text:tab/>рассмотрения будет рассчитано исходя из графика, праздников и <text:span text:style-name="T10">значени</text:span>я<text:span text:style-name="T10"> </text:span>интервала <text:tab/>из справочника «Виды документов» для предопределенного элемента «Заявление» <text:tab/>(см. описание к справочнику «Виды документов»).</text:p>
      <text:p text:style-name="P5"/>
      <text:p text:style-name="P5"/>
      <text:p text:style-name="P5"><text:tab/><text:span text:style-name="T14">Сотрудник отдела приема получает поставленную задачу, сформированную документом «Рассмотрение» - рассмотреть заявление клиента. Если сотрудник находится в программе, то он получает уведомление в виде всплывающего сообщения. Также на его электронную почту приходит сообщение о новой задаче.</text:span></text:p>
      <text:p text:style-name="P6"><text:tab/><text:span text:style-name="T14">Сотрудник проверяет заявление, файлы документации, принимает решение <text:s/>и составляет исходящее письмо. Данное письмо он направляет по внутреннему документообороту на подпись начальнику отдела (отправляет на согласование). Начальник отдела получает задачу — согласовать исходящее письмо. Согласовывает/не согласовывает документ. При этом его задача закрывается. Сотрудник отдела приема получает уведомление — ознакомится с результатом согласования. После этого исходящий документ может быть отправлен заказчику (зарегистрирован). Вмете с отправкой исходящего письма меняется статус заявления на «ожидание контракта» или «возврат» в зависимости от вынесенного решения. Задача сотрудника отдела приема закрывается.</text:span></text:p>
      <text:p text:style-name="P6"><text:tab/><text:span text:style-name="T14">После регистрации исходящий документ становится доступным заказчику в его входящий документах. В списке с заявлениями визуально отображена информация о новых входящих письмах. При возврате заявления на доработку заказчику необходимо сдать новое заявление, приложить файлы и отправить на проверку. <text:s/>Вернувшееся заявление будет сохранено, файлы по хаявлению будут хранится 3 месяца.</text:span></text:p>
      <text:p text:style-name="P7"><text:tab/><text:span text:style-name="T15">Сотрудник отдела приема видит вновт сформированный докумиент - «Контракт», который содержит данные по заявлению и документацию. Дальнейшая работа будет проходить с этим документом.</text:span></text:p>
      <text:p text:style-name="P51"><text:tab/>Сотрудник отдела приема назначает ведущий отдел, отмечает его в контракте, поготавливает исходящий документ с проектом контракта, прикладывает счет на оплаты. Данный сиходящий документ отправляется на все необходимые согласования и регистрируется для отправки заказчику. Статус контракта меняется на «ожидание оплаты» и далее на «экспертиза».</text:p>
      <text:p text:style-name="P5"/>
      <text:p text:style-name="P5"/>
      <text:p text:style-name="P5"/>
      <text:p text:style-name="P35">2. Объекты учетной системы.</text:p>
      <text:p text:style-name="P3"/>
      <text:p text:style-name="P3"/>
      <text:p text:style-name="P36"><text:span text:style-name="T15">2</text:span>.1. «Входящ<text:span text:style-name="T2">ий</text:span> <text:span text:style-name="T2">документ</text:span>».</text:p>
      <text:p text:style-name="P10"><text:tab/>Документ предназначен для регистрации ввода входящих документов организации. <text:soft-page-break/>При отправке нового заявления на проверку данный документ создается автоматически. Новый документ можно зарегистрировать <text:span text:style-name="T3">также и </text:span>вручную <text:span text:style-name="T3">при поступлении других видов документов, отличных от заявлений клиентов</text:span>.</text:p>
      <text:p text:style-name="P3"><text:span text:style-name="T3">Документ</text:span> <text:span text:style-name="T3">содержит </text:span>следующ<text:span text:style-name="T3">ие</text:span> реквизит<text:span text:style-name="T3">ы</text:span>:</text:p>
      <text:p text:style-name="P1"><text:tab/>- Дата документа;</text:p>
      <text:p text:style-name="P3"><text:tab/>- Регистрационный номер. Назначается автоматически исходя из предопределенного свойства письма «Заявление»;</text:p>
      <text:p text:style-name="P3"><text:tab/>- <text:span text:style-name="T2">Исходящие номер клиента;</text:span></text:p>
      <text:p text:style-name="P4"><text:tab/>- <text:span text:style-name="T2">Исходящая дата клиента;</text:span></text:p>
      <text:p text:style-name="P3"><text:tab/>- <text:span text:style-name="T2">ФИО подписавшего от клиента;</text:span></text:p>
      <text:p text:style-name="P3"><text:tab/>- <text:span text:style-name="T2">Электронный адрес отправителя;</text:span></text:p>
      <text:p text:style-name="P3"><text:tab/>- <text:span text:style-name="T3">Ссылка на заявление клиента;</text:span></text:p>
      <text:p text:style-name="P3"><text:tab/>- <text:span text:style-name="T3">конечная дата рассмотрения;</text:span></text:p>
      <text:p text:style-name="P3"><text:tab/>- <text:span text:style-name="T3">Предмет (тема);</text:span></text:p>
      <text:p text:style-name="P3"><text:tab/>- <text:span text:style-name="T3">Содержание. Текстовая информация;</text:span></text:p>
      <text:p text:style-name="P3"><text:tab/>- <text:span text:style-name="T3">Ссылка на входящий документ;</text:span></text:p>
      <text:p text:style-name="P3"><text:tab/>- <text:span text:style-name="T3">Ссылка на сотрудника автора документа, при создании вручную;</text:span></text:p>
      <text:p text:style-name="P3"><text:tab/>- <text:span text:style-name="T3">Получатель. Отдел или конкретный сотрудник. При автоматическом создании из заявления заполняется отделом, указанном в константе «Отдел для приема входящих заявления» с типом Справочник отделов</text:span></text:p>
      <text:p text:style-name="P3"><text:tab/>- <text:span text:style-name="T4">Комментарий. Текстовая информация для произвольного комментария.</text:span></text:p>
      <text:p text:style-name="P3"/>
      <text:p text:style-name="P16"><text:tab/>Документ имеет возможность прикреплять произвольные файлы при вводе в ручном режиме (не из заявления). <text:span text:style-name="T7">Порядок загрузки файлов описан в соответствующем разделе. </text:span>При автоматическом создании (из заявления) доступ к файлам документации возможен через открытие документа «Заявление».</text:p>
      <text:p text:style-name="P12"/>
      <text:p text:style-name="P12">Предусмотрены следующие действия с документом:</text:p>
      <text:p text:style-name="P12"><text:tab/>- Передача документа на рассмотрение. Создается новый документ «Рассмотрение».</text:p>
      <text:p text:style-name="P12"><text:tab/>- Создание нового исходящего документа в ответ на данный входящий.</text:p>
      <text:p text:style-name="P12"><text:tab/>- Запись документа.</text:p>
      <text:p text:style-name="P12"><text:tab/>- Генерация нового регистрационного номера. Номер создается в соответствии с префиксом, указанном в виде документа. При автоматическом создании из заявления номер создается автоматически.</text:p>
      <text:p text:style-name="P12"/>
      <text:p text:style-name="P12"/>
      <text:p text:style-name="P39"><text:span text:style-name="T15">2.2. </text:span>Исходящий документ.</text:p>
      <text:p text:style-name="P7"><text:span text:style-name="T3">Документ</text:span> <text:span text:style-name="T3">содержит </text:span>следующ<text:span text:style-name="T3">ие</text:span> реквизит<text:span text:style-name="T3">ы</text:span>:</text:p>
      <text:p text:style-name="P12"><text:tab/>- Дата документа;</text:p>
      <text:p text:style-name="P12"><text:tab/>- Регистрационный номер;</text:p>
      <text:p text:style-name="P12"><text:tab/>- ФИО подписавшего. Заполняется автоматически при отправке документа.</text:p>
      <text:p text:style-name="P12"><text:tab/>- Вид документа. Ссылка на справочник «Виды документов».</text:p>
      <text:p text:style-name="P12"><text:tab/>- Контакты. Список контактов для документа, который не связан ни с заявлением ни с контрактом. Контакты могут выбираться из справочника «Контакты»</text:p>
      <text:p text:style-name="P3"><text:tab/>- <text:span text:style-name="T6">Ссылка на заявление</text:span></text:p>
      <text:p text:style-name="P3"><text:tab/>- <text:span text:style-name="T6">Предмет (тема)</text:span></text:p>
      <text:p text:style-name="P3"><text:tab/>- <text:span text:style-name="T6">Содержание. Текстовая информация;</text:span></text:p>
      <text:p text:style-name="P3"><text:tab/>- <text:span text:style-name="T6">Произвольный текстовый комментарий;</text:span></text:p>
      <text:p text:style-name="P3"><text:tab/>- <text:span text:style-name="T16">Тип письма. Фиксированны список:</text:span></text:p>
      <text:p text:style-name="P3"><text:tab/><text:tab/><text:span text:style-name="T16">Контракт по заявлению;</text:span></text:p>
      <text:p text:style-name="P3"><text:tab/><text:tab/><text:span text:style-name="T16">Замечания по контракту;</text:span></text:p>
      <text:p text:style-name="P3"><text:tab/><text:tab/><text:span text:style-name="T16">Возврат без рассмотрения;</text:span></text:p>
      <text:p text:style-name="P3"><text:soft-page-break/><text:tab/><text:tab/><text:span text:style-name="T16">Заключение по контракту;</text:span></text:p>
      <text:p text:style-name="P3"><text:tab/><text:tab/><text:span text:style-name="T16">Отзыв контракта;</text:span></text:p>
      <text:p text:style-name="P3"><text:tab/><text:tab/><text:span text:style-name="T16">Отказ с замечаниями;</text:span></text:p>
      <text:p text:style-name="P3"><text:tab/><text:tab/><text:span text:style-name="T16">Обычное письмо;</text:span></text:p>
      <text:p text:style-name="P3"/>
      <text:p text:style-name="P55"><text:tab/>При выборе типов «Возврат без рассмотрения» и «Отказ с замечаниями» становится доступным поле «Заявление» в котором необходимо указать основание для письма.</text:p>
      <text:p text:style-name="P55"><text:tab/>При выборе типа «Заключение по контракту» кроме заявления, также становятся доступным поле «Номер контракта» с кнопкой для генерации нового номер контракта по следующим правилам: Номер априсваюваются по-порядку в пределах года. Номер состоит из порядкового номера и строки, определяющей тип услуги (ПД, Достоверность, Модификация, Аудит). Для реализация данного механизма необходимо создать справочник «Виды услуг» с <text:span text:style-name="T17">указанием строки для добавления к номеру.</text:span></text:p>
      <text:p text:style-name="P56"><text:tab/><text:span text:style-name="T18">При выборе тип «</text:span>Обычное письмо<text:span text:style-name="T18">» становится видимым поле «В ответ на» со ссылкой на входящее письмо. Также становится доступным поле «Контакты», в котором можно указать список контактов для отправки письма (email, имя). Дорлжна быть возможность выбора из справочника «Контакты»</text:span></text:p>
      <text:p text:style-name="P55"/>
      <text:p text:style-name="P15"><text:tab/>Документ имеет возможность прикреплять произвольные файлы. <text:span text:style-name="T7">Порядок загрузки файлов описан в соответствующем разделе. Файлы можно также генерировать из шаблонов</text:span></text:p>
      <text:p text:style-name="P14"/>
      <text:p text:style-name="P13">Предусмотрены следующие действия с документом:</text:p>
      <text:p text:style-name="P13"><text:tab/>- Передача документа на <text:span text:style-name="T6">согласование</text:span>. Создается новый документ «<text:span text:style-name="T6">Согласование</text:span>».</text:p>
      <text:p text:style-name="P13"><text:tab/>- <text:span text:style-name="T6">Отправка документу клиенту (регистрация) Создается новый документ «Регистрация»</text:span>.</text:p>
      <text:p text:style-name="P13"><text:tab/>- Запись документа.</text:p>
      <text:p text:style-name="P13"><text:tab/>- Генерация нового регистрационного номера. Номер создается в соответствии с префиксом, указанном в <text:span text:style-name="T18">справочнике </text:span>вид<text:span text:style-name="T18">ы </text:span>документ<text:span text:style-name="T18">ов</text:span>.</text:p>
      <text:p text:style-name="P13"/>
      <text:p text:style-name="P3"/>
      <text:p text:style-name="P40"><text:span text:style-name="T15">2.3. </text:span>Документ «Рассмотрение»</text:p>
      <text:p text:style-name="P19"><text:tab/>Документ предназначен для запуска процесса рассмотрения входящего документа и может быть создан как из формы списка «Документы рассмотрения» так и из исходящего письма. При отправке заявления на проверку, данный документ создается автоматически вместе с документом «Входящее письмо».</text:p>
      <text:p text:style-name="P19">Документ имеет следующие поля для заполнения:</text:p>
      <text:p text:style-name="P19"><text:tab/>- Важность. Ссылка на справочник «Виды важностей документов»;</text:p>
      <text:p text:style-name="P19"><text:tab/>- Срок исполнения. Дата до окончания которой необходимо рассмотреть документ;</text:p>
      <text:p text:style-name="P19"><text:tab/>- Исполнитель. Может быть либо сотрудником, либо подразделением;</text:p>
      <text:p text:style-name="P19"><text:tab/>- Автор. Ссылка на справочник сотрудников. Заполняется автоматически текущим сотрудником и доступен для редактирования только администратору;</text:p>
      <text:p text:style-name="P19"/>
      <text:p text:style-name="P19">На закладке «Предмет рассмотрения» доступны следующие реквизиты:</text:p>
      <text:p text:style-name="P19"><text:tab/>- Документ. Ссылка на входящий документ — объект рассмотрения. Возможно открытие документа;</text:p>
      <text:p text:style-name="P19"><text:tab/>- Тема. Текстовое описание;</text:p>
      <text:p text:style-name="P19"><text:tab/>- Описание. Подробное описание;</text:p>
      <text:p text:style-name="P19"/>
      <text:p text:style-name="P22">На закладке «Результат рассмотрения» доступны следующие реквизиты:</text:p>
      <text:p text:style-name="P22"><text:tab/>- Решение. Текстовое поле.</text:p>
      <text:p text:style-name="P22"><text:tab/>- Если рассмотрение создано на основании входящего документа, который в свою очередь создан на основании заявления клиента, то становится видимым поле «Статус» с <text:soft-page-break/>возможым новым статусом заявления - «Подписание контракта» или «Возврат».</text:p>
      <text:p text:style-name="P22"><text:tab/>- Также вместе со статусом при тех же условиях становится видимым поле «Подготовить исходящий документ» (если он еще не был подготовлен) или ссылка если документ уже создан. По нажатию на «Подготовить исходящий документ» открывается форма нового документа «Исходящий документ».</text:p>
      <text:p text:style-name="P22"/>
      <text:p text:style-name="P22"><text:tab/>При автоматическом создании документа <text:span text:style-name="T10">во время</text:span> подаче заявления дата окончания рассмотрения заполняется по следующему алгоритму:</text:p>
      <text:p text:style-name="P23">К текущей дате прибавляется значение <text:span text:style-name="T13">интервала из справочника «Виды документов»</text:span>. Текущий день тоже считается, если организация в данный момент работает (согласно справочнику график работы текущий час попадает в рабочие часы, нет исключений, и текущий день не является праздником, согласно справочнику «Праздники»). Если организация в момент подачи заявления не работает, то берется следующий рабочий день по графику организации, с учетом праздников и исключений.</text:p>
      <text:p text:style-name="P19"/>
      <text:p text:style-name="P19"><text:tab/>По нажатию на кнопку «На рассмотрение» будет запушен на выполнение процесс рассмотрения. <text:span text:style-name="T8">Пользователям, для которых предназначен документ, будет создана задача и <text:s/>уведомление. Также, если установлена галочка «Дублировать уведомления на электронную почту», будет направлено уведомление на электронную почту, указанную в параметрах аккаунта. </text:span></text:p>
      <text:p text:style-name="P19"/>
      <text:p text:style-name="P41"><text:span text:style-name="T15">2.4. </text:span>Документ «Согласование»</text:p>
      <text:p text:style-name="P24"><text:tab/>Документ предназначен для согласования исходящего документа несколькими или одним сотрудниками организации.</text:p>
      <text:p text:style-name="P24">Документ имеет следующие реквизиты:</text:p>
      <text:p text:style-name="P24"><text:tab/>- Тема. Текстовое поле;</text:p>
      <text:p text:style-name="P24"><text:tab/>- Описание. Подробное описание;</text:p>
      <text:p text:style-name="P24"><text:tab/>- Документ. Ссылка на документ — предмет согласования;</text:p>
      <text:p text:style-name="P24"><text:tab/>- Срок исполнения. Конечная дата согласования;</text:p>
      <text:p text:style-name="P24"><text:tab/>- Важность. Ссылка на справочник «Виды важностей документов»;</text:p>
      <text:p text:style-name="P24"><text:tab/>- Указание каким образом направлять на согласование:</text:p>
      <text:p text:style-name="P24"><text:tab/>- всем. Документ отправляется на согласование всем сотрудникам одновременно;</text:p>
      <text:p text:style-name="P24"><text:tab/>- по очереди. Документ направляется сотрудникам в порядке, согласно которому сотрудники перечислены в списке согласования;</text:p>
      <text:p text:style-name="P24"><text:tab/>- смешанно. Документ направляется на согласование в зависимости от порядка, определенного для каждого сотрудника индивидуально;</text:p>
      <text:p text:style-name="P19"><text:tab/>- <text:span text:style-name="T11">Таблица со списком сотрудников. В зависимости от значения порядка согласования имеет следующие поля для заполнения:</text:span></text:p>
      <text:p text:style-name="P19"><text:tab/><text:tab/>- <text:span text:style-name="T11">При установке «Всем» доступен лишь выбор сотрудника из справочника <text:tab/>«Сотрудники». Значение «Шаг» для всех сотрудников равно 1. Согласование состоит из 1 шага. Процесс согласования будет считаться завершенным при согласовании всеми сотрудниками в любом порядке.</text:span></text:p>
      <text:p text:style-name="P20"><text:tab/><text:tab/>- <text:span text:style-name="T11">При установке «По очереди» заполняется также только ФИО сотрудника. Поле «Шаг» соответствует порядковому номеру сотрудника в списке. Порядок сотрудника можно менять либо через контекстное меню (нажатие правой кнопкой мыши по списку сотрудников) или по кнопке «Все команды», выбрав команду «На одну строку вверх» или «На одну строку вниз»;</text:span></text:p>
      <text:p text:style-name="P20"><text:tab/><text:tab/>- <text:span text:style-name="T11">При установке «смешанно» в таблице добавляется поле «Порядок». Возможен выбор из даух вариантов: после предыдущего и вместе с предыдущим. От этой установки зависит значение шага каждого сотрудника: либо шаг сотрудника будет совпадать с шагом предыдущего, либо будет больше.</text:span></text:p>
      <text:p text:style-name="P20"/>
      <text:p text:style-name="P25"><text:soft-page-break/><text:tab/>Таблица согласования может быть заполнена по нажатию на кнопку «Заполнить по шаблону». При нажатии открывается список с возможными вариантами заполнения. Более подробно механизм заполнения согласования по шаблону описан в разделе «Справочник Шаблоны согласования»</text:p>
      <text:p text:style-name="P19"/>
      <text:p text:style-name="P52">2.5.. Документ «Регистрация»</text:p>
      <text:p text:style-name="P53">Документ отражает факт регистрации исходящего документа. В случае регистрации обычного письма с указанным адресом электронной почты происходит отправка письма на указанный адрес через систему отправки писем. Если регистрируется исходящее письмо, привязанное к заявлению, то в момент регистрации создается входящее письмо клиента.</text:p>
      <text:p text:style-name="P49"/>
      <text:p text:style-name="P49"/>
      <text:p text:style-name="P49"/>
      <text:p text:style-name="P42"><text:span text:style-name="T15">2.6. </text:span>Система задач.</text:p>
      <text:p text:style-name="P21"><text:span text:style-name="T9"><text:tab/>Пользователю могут быть добавлены задачи. З</text:span>адачи пользователя <text:span text:style-name="T9">отображены</text:span> в верхней панели. Возможен просмотр списка всех активных задач. Также возможно открыть на просмотр конкретную задачу. В форме просмотра задачи указаны следующие параметры:</text:p>
      <text:p text:style-name="P21"><text:tab/>- дата задачи;</text:p>
      <text:p text:style-name="P21"><text:tab/>- ссылка на первичный документ;</text:p>
      <text:p text:style-name="P21"><text:tab/>Задача удаляется из списка автоматически при закрытии. Список всех <text:span text:style-name="T9">возможных </text:span>задач <text:span text:style-name="T9">(в том числе и закрытых) </text:span>доступен пользователю с правами администратора.</text:p>
      <text:p text:style-name="P21"/>
      <text:p text:style-name="P19"/>
      <text:p text:style-name="P42"><text:span text:style-name="T15">2.7. </text:span>Система уведомлений.</text:p>
      <text:p text:style-name="P21"><text:tab/>Поступление новых задач связано с системой уведомлений. Уведомления представляют из себя всплывающие сообщения, появляющиеся по мере поступления. По клику на сообщение возможно открытие первичного документа — предмета задачи, сообщения переписки и т.д. Сообщение показывается только один раз.</text:p>
      <text:p text:style-name="P21"/>
      <text:p text:style-name="P21"/>
      <text:p text:style-name="P43"><text:span text:style-name="T15">2.8. </text:span>Прикрепление файлов.</text:p>
      <text:p text:style-name="P18"><text:tab/>Файлы должны добавляться к документам по следующим правилам:</text:p>
      <text:p text:style-name="P18"><text:tab/>- Если документ предусматривает обязательное хранение ЭЦП вместе с файлом, то обязательно присутствие файла .sig; Файлы документации клиента, файлы заявелний.</text:p>
      <text:p text:style-name="P18"><text:tab/>- Заявление позволяет добавление информационно-удостоверяющих листов, файлов с добавлением -УЛ к наименованию файла. При этом, если есть файл <text:s/>информационно-удостоверяющего листа, то присутствие файла sig для файла с данными не обязательно. Наличие файла sig для <text:s/>информационно-удостоверяющего листа все равно остается обязательным.</text:p>
      <text:p text:style-name="P18"><text:tab/>- Обязательное информирование о размере <text:s/>файла и о наличии ЭЦП;</text:p>
      <text:p text:style-name="P18"/>
      <text:p text:style-name="P3"/>
      <text:p text:style-name="P43"><text:span text:style-name="T15">2.9. </text:span>Загрузка файлов.</text:p>
      <text:p text:style-name="P18"><text:tab/>Загрузка файлов должна быть реализована с возможностью возобновления при разрыве интернет соединения. Должно быть визуальное отображение процесса загрузки</text:p>
      <text:p text:style-name="P3"/>
      <text:p text:style-name="P1"/>
      <text:p text:style-name="P44"><text:span text:style-name="T15">2.10. </text:span>Справочник «Шаблоны согласований»</text:p>
      <text:p text:style-name="P48"><text:tab/><text:span text:style-name="T15">Справочник содержит список шаблонов согласований.</text:span></text:p>
      <text:p text:style-name="P27"><text:tab/>На закладке «Шаблон» предусмотрены для заполнения следующие поля:</text:p>
      <text:p text:style-name="P27"><text:tab/>- Наименование. Текстовое представление шаблона как он будет выглядеть при выборе;</text:p>
      <text:p text:style-name="P27"><text:soft-page-break/><text:tab/>- Порядок направления на согласование. Полностью соответствует одноименному полю документа «Согласование», описан в соответствующем разделе;</text:p>
      <text:p text:style-name="P27"><text:tab/>- Таблица согласования. Также соответствует таблице документа «Согласование»;</text:p>
      <text:p text:style-name="P27"/>
      <text:p text:style-name="P27"><text:tab/>На закладке «Права доступа» доступны следующие реквизиты:</text:p>
      <text:p text:style-name="P27"><text:tab/>- Разрешить использовать шаблон для всех сотрудников. При установленном значении шаблон будет доступен для выбора всем сотрудникам без исключений;</text:p>
      <text:p text:style-name="P27"><text:tab/>- Таблица доступности шаблона конкретным сотрудникам или отделам.</text:p>
      <text:p text:style-name="P28">Порядок доступа сотрудников к шаблону:</text:p>
      <text:p text:style-name="P28"><text:tab/>- шаблон всегда доступен сотрудникам с правами «Администратор»;</text:p>
      <text:p text:style-name="P28"><text:tab/>- <text:span text:style-name="T12">шаблон доступен если установлена галочка «</text:span>Разрешить использовать шаблон для <text:tab/><text:tab/>всех сотрудников<text:span text:style-name="T12">»;</text:span></text:p>
      <text:p text:style-name="P26"><text:tab/>- <text:span text:style-name="T12">шаблон доступен если если сотрудник внесен в список доступности шаблона;</text:span></text:p>
      <text:p text:style-name="P26">- <text:span text:style-name="T12">шаблон доступен если сотрудник принадлежит отделу, который внесен в список доступности шаблона;</text:span></text:p>
      <text:p text:style-name="P1"/>
      <text:p text:style-name="P1"/>
      <text:p text:style-name="P37"><text:span text:style-name="T15">2.11. </text:span>Справочник «Виды документов».</text:p>
      <text:p text:style-name="P1"><text:tab/>Содержит список видов документов. Здесь отражены как входящие так и исходящие виды документов. Справочник содержит следующий набор атрибутов:</text:p>
      <text:p text:style-name="P1"><text:tab/>- Наименование;</text:p>
      <text:p text:style-name="P1"><text:tab/>- Префикс номеров. <text:span text:style-name="T2">Буквенный префикс номеров документов для данного вида</text:span>; </text:p>
      <text:p text:style-name="P1"><text:tab/>- Интервал рассмотрения по умолчанию. <text:span text:style-name="T15">Подставляется автоматически в документ для рассчета даты окончания. Например, при отправке заявления на проверку создается новый входящий документ и рассмотрение с датой окончания, расчитанной исходя из периода рассмотрения</text:span>;</text:p>
      <text:p text:style-name="P1"><text:tab/>- Вид документа — входящие или исходящий;</text:p>
      <text:p text:style-name="P1"/>
      <text:p text:style-name="P1"><text:tab/>Справочник содержит следующие предопределенные элементы для входящих документов:</text:p>
      <text:p text:style-name="P1"><text:tab/>- Заявление. Для входящих заявлений, поступивших из личного кабинета клиента.</text:p>
      <text:p text:style-name="P1"><text:tab/>- Ответы на замечания. Для входящих документов, направленных клиентом в ответ на замечания при проведении экспертизы.</text:p>
      <text:p text:style-name="P1"><text:tab/>- <text:span text:style-name="T4">Прочее входящее письмо;</text:span></text:p>
      <text:p text:style-name="P1"/>
      <text:p text:style-name="P1">Справочник содержит следующие предопределенные элементы для исходящих документов:</text:p>
      <text:p text:style-name="P1"><text:tab/>- Ответ на заявление (контракт) . Для исходящих ответов, перевод заявления в статус контракта.</text:p>
      <text:p text:style-name="P2"><text:tab/>- Ответ на заявление (<text:span text:style-name="T1">возврат</text:span>) . Для исходящих ответов, <text:span text:style-name="T1">при отказе в приеме заявления.</text:span></text:p>
      <text:p text:style-name="P2"><text:tab/>- <text:span text:style-name="T1">Ожидане оплаты</text:span> . Для исходящих ответов, перевод заявления в статус «<text:span text:style-name="T1">Ожидание оплаты</text:span>».</text:p>
      <text:p text:style-name="P2">- <text:span text:style-name="T1">Начало работ</text:span> . Для исходящих ответов, перевод заявления в статус «<text:span text:style-name="T1">Начало работ</text:span>».</text:p>
      <text:p text:style-name="P2"/>
      <text:p text:style-name="P2"/>
      <text:p text:style-name="P45"><text:span text:style-name="T15">2.12. </text:span>Справочник «Государственные проаздники»</text:p>
      <text:p text:style-name="P8"><text:tab/>Справочник содержит список всех государственных праздников с указанием даты и комментария. Данные дни будут считаться выходными.</text:p>
      <text:p text:style-name="P2"/>
      <text:p text:style-name="P2"/>
      <text:p text:style-name="P45"><text:span text:style-name="T15">2.13. </text:span>Справочник «График работы офисов организации»</text:p>
      <text:p text:style-name="P8"><text:tab/>Отражает график работы офиса в течение недели. Содержит следующие реквизиты:</text:p>
      <text:p text:style-name="P8"><text:soft-page-break/><text:tab/>- График понедельника, время с, по</text:p>
      <text:p text:style-name="P8"><text:tab/>- График вторника, время с, по</text:p>
      <text:p text:style-name="P8"><text:tab/>- График среды, время с, по</text:p>
      <text:p text:style-name="P8"><text:tab/>- График четверга, время с, по</text:p>
      <text:p text:style-name="P8"><text:tab/>- График пятницы, время с, по</text:p>
      <text:p text:style-name="P8"><text:tab/>- График субботы, время с, по</text:p>
      <text:p text:style-name="P8"><text:tab/>- График воскресенья, время с, по</text:p>
      <text:p text:style-name="P8"/>
      <text:p text:style-name="P8"><text:tab/>Также справочник содержит таблицу с датами, графики работы которых отличаются от стандартного. Т.е. можно задать дату и указать часы работы для этой даты.</text:p>
      <text:p text:style-name="P8"/>
      <text:p text:style-name="P8"/>
      <text:p text:style-name="P46"><text:span text:style-name="T15">2.14. </text:span>Справочник «Виды отрицательных заключений»</text:p>
      <text:p text:style-name="P29"><text:tab/>Содержит описание вариантов отрицательных заключений. Заполняется администратором.</text:p>
      <text:p text:style-name="P8"/>
      <text:p text:style-name="P8"/>
      <text:p text:style-name="P47"><text:span text:style-name="T15">2.15. </text:span>Справочник «Должности»</text:p>
      <text:p text:style-name="P11">Справочник содержит список должностей предприятия. </text:p>
      <text:p text:style-name="P11">Реквизиты:</text:p>
      <text:p text:style-name="P11"><text:tab/>- Наименование;</text:p>
      <text:p text:style-name="P9"/>
      <text:p text:style-name="P8"/>
      <text:p text:style-name="P47"><text:span text:style-name="T15">2.16. </text:span>Справочник «Сотрудники»</text:p>
      <text:p text:style-name="P11">Справочник содержит список сотрудников предприятия.</text:p>
      <text:p text:style-name="P11"><text:tab/>- Наименование</text:p>
      <text:p text:style-name="P11"><text:tab/>- Начальник отдела. Ссылка на сотрудника предприятия;</text:p>
      <text:p text:style-name="P11"><text:tab/>- Должность. Ссылка на должность;</text:p>
      <text:p text:style-name="P11"><text:tab/>- Ссылка на пользователя;</text:p>
      <text:p text:style-name="P8"/>
      <text:p text:style-name="P8"/>
      <text:p text:style-name="P47"><text:span text:style-name="T15">2.17. </text:span>Справочник «Отделы»</text:p>
      <text:p text:style-name="P11">Справочник содержит список отделов предприятия.</text:p>
      <text:p text:style-name="P11"><text:tab/>- Наименование</text:p>
      <text:p text:style-name="P11"><text:tab/>- Начальник отдела. Ссылка на сотрудника предприятия</text:p>
      <text:p text:style-name="P11"/>
      <text:p text:style-name="P11"/>
      <text:p text:style-name="P38"><text:span text:style-name="T15">2.18. </text:span>Справочник «<text:span text:style-name="T4">Контакты</text:span>».</text:p>
      <text:p text:style-name="P12"><text:tab/>Содержит список контактов организации. Контакты пополняются автоматически в следующих случаях:</text:p>
      <text:p text:style-name="P12"><text:tab/>- Отправка нового <text:span text:style-name="T5">заявления на проверку. Лица, указанные в таблице с контактами заявителя, исполнителя, технического заказчика, застройщика попадают в контакты</text:span></text:p>
      <text:p text:style-name="P12"><text:tab/>- <text:span text:style-name="T5">Создание нового аккаунта;</text:span></text:p>
      <text:p text:style-name="P12"><text:tab/>- <text:span text:style-name="T5">Создание нового сотрудника;</text:span></text:p>
      <text:p text:style-name="P12"/>
      <text:p text:style-name="P17">Контакт содержит следующие реквизиты:</text:p>
      <text:p text:style-name="P17"><text:tab/>- ФИО;</text:p>
      <text:p text:style-name="P17"><text:tab/>- адрес электронной почты;</text:p>
      <text:p text:style-name="P17"><text:tab/>- телефон;</text:p>
      <text:p text:style-name="P17"><text:tab/>- Должность, отдел</text:p>
      <text:p text:style-name="P17"/>
      <text:p text:style-name="P17"><text:span text:style-name="T18">Предусмотреть возможность поиска контакта по любой комбинации символов.</text:span><text:tab/></text:p>
      <text:p text:style-name="P17"><text:soft-page-break/></text:p>
      <text:p text:style-name="P43"><text:span text:style-name="T15">2.19. </text:span>Механизм шаблонов <text:span text:style-name="T15">печатных форм</text:span>.</text:p>
      <text:p text:style-name="P18"><text:tab/>Данный механизм делает возможным создание документа OpenOffice по заранее подготовленному шаблону.</text:p>
      <text:p text:style-name="P18"/>
      <text:p text:style-name="P43"><text:span text:style-name="T15">2.19.1 </text:span>Справочник «Шаблоны печатных форм».</text:p>
      <text:p text:style-name="P18"><text:tab/>Справочник описывает все возможные таблицы и поля базы данных, которые можно использовать при создании шаблонов. Данный справочник заполняется разработчиком. Пополнение возможно по договоренности с заказчиком.</text:p>
      <text:p text:style-name="P18">Содержит следующие реквизиты:</text:p>
      <text:p text:style-name="P18"><text:tab/>- Наименование. Произвольное название шаблона.</text:p>
      <text:p text:style-name="P18"><text:tab/>- Объект базы данных. Виртуальная таблица базы данных из которой будет извлекаться информация.</text:p>
      <text:p text:style-name="P18"><text:tab/>- Доступные поля шаблона. Список полей с указанием идентификаторов и описаний.</text:p>
      <text:p text:style-name="P18"><text:tab/>- Задаваемые параметры. <text:s/>Таблица с указанием:</text:p>
      <text:p text:style-name="P18"><text:tab/><text:tab/>- идентификатора поля;</text:p>
      <text:p text:style-name="P18"><text:tab/><text:tab/>- является ли это поле полем условия или же это просто элемент управления;</text:p>
      <text:p text:style-name="P18"><text:tab/><text:tab/>- <text:span text:style-name="T15">к</text:span>ласс с указанием элемента управления;</text:p>
      <text:p text:style-name="P18"/>
      <text:p text:style-name="P43"><text:span text:style-name="T15">2.19.2 </text:span>Справочник «Пользовательские шаблоны»</text:p>
      <text:p text:style-name="P18"><text:tab/>Справочник описывает шаблоны пользователей, связывая файл шаблона (произвольный документ OpenOffice) и описание шаблона из справочника «Шаблоны печатных форм».</text:p>
      <text:p text:style-name="P18">На закладке «Шаблон» доступны следующие реквизиты:</text:p>
      <text:p text:style-name="P18"><text:tab/>- Ссылка на описание шаблона из справочника «Шаблоны печатных форм».</text:p>
      <text:p text:style-name="P18"><text:tab/>- Файл шаблона;</text:p>
      <text:p text:style-name="P18"><text:tab/>- Комментарий;</text:p>
      <text:p text:style-name="P18"><text:tab/>- Автор шаблона. Заполняется автоматически при создании. Доступен для редактирования только администратору.</text:p>
      <text:p text:style-name="P18"/>
      <text:p text:style-name="P18">На закладке «Использование» доступны следующий реквизиты:</text:p>
      <text:p text:style-name="P18"><text:tab/>- Галочка «Использовать шаблон для всех форм». При установке данный шаблон будет доступен во всех формах, где возможно создание файла из шаблона.</text:p>
      <text:p text:style-name="P18"><text:tab/>- Таблица для указания конкретных форм, в которых будет использован шаблон;</text:p>
      <text:p text:style-name="P18"/>
      <text:p text:style-name="P18"><text:tab/>На закладке «Права доступа» указывается доступность шаблона для других сотрудников. Можно указать как конкретного сотрудника так и отдел. Данный шаблон не будет отражаться в списке для выбора, если это не предусмотрено правами данного пользователя.</text:p>
      <text:p text:style-name="P18"/>
      <text:p text:style-name="P18"><text:tab/>Таким образом, шаблон будет показан для выбора конкретному пользователю только если:</text:p>
      <text:p text:style-name="P18"><text:tab/>- Пользователь является администратором;</text:p>
      <text:p text:style-name="P18"><text:tab/>- Пользователю дано право на использование шаблона. Т.е. пользователь либо непосредственно указан в таблице использования шаблона, или же входит в отдел, который указан в таблице использования.</text:p>
      <text:p text:style-name="P18"/>
      <text:p text:style-name="P18"/>
      <text:p text:style-name="P18"/>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7T09:54:35.375297392</meta:creation-date>
    <meta:generator>LibreOffice/4.2.8.2$Linux_x86 LibreOffice_project/420m0$Build-2</meta:generator>
    <dc:date>2018-06-05T11:52:17.370756574</dc:date>
    <meta:editing-duration>PT7H32M26S</meta:editing-duration>
    <meta:editing-cycles>21</meta:editing-cycles>
    <meta:document-statistic meta:table-count="0" meta:image-count="0" meta:object-count="0" meta:page-count="9" meta:paragraph-count="213" meta:word-count="2513" meta:character-count="19775" meta:non-whitespace-character-count="17272"/>
  </office:meta>
</office:document-meta>
</file>